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643ed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04e75b" officeooo:paragraph-rsid="0004e75b"/>
    </style:style>
    <style:style style:name="P8" style:family="paragraph" style:parent-style-name="Azione_20_attore">
      <style:text-properties officeooo:rsid="000463cd"/>
    </style:style>
    <style:style style:name="P9" style:family="paragraph" style:parent-style-name="Azione_20_attore">
      <style:paragraph-properties fo:margin-left="0cm" fo:margin-right="0cm" fo:text-indent="0cm" style:auto-text-indent="false"/>
      <style:text-properties fo:font-weight="normal" officeooo:rsid="0004e75b" officeooo:paragraph-rsid="0004e75b" style:font-weight-asian="normal" style:font-weight-complex="normal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fo:font-weight="normal" officeooo:rsid="0004e75b" officeooo:paragraph-rsid="0004e75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font-weight="normal" officeooo:rsid="0004e75b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463cd"/>
    </style:style>
    <style:style style:name="T7" style:family="text">
      <style:text-properties officeooo:rsid="0004e75b"/>
    </style:style>
    <style:style style:name="T8" style:family="text">
      <style:text-properties fo:font-weight="bold" officeooo:rsid="0004e75b" style:font-weight-asian="bold" style:font-weight-complex="bold"/>
    </style:style>
    <style:style style:name="T9" style:family="text">
      <style:text-properties officeooo:rsid="00064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<text:span text:style-name="T7">dettagli attività</text:span> didatti<text:span text:style-name="T7">c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<text:span text:style-name="T7">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77820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6">delle classi </text:span></text:p>
                <text:p text:style-name="P8"><text:s text:c="15"/>di cui i propri figli fanno parte<text:span text:style-name="T7">(</text:span><text:span text:style-name="T8">include Genitore Visualizza Attività didattiche</text:span><text:span text:style-name="T3">)</text:span></text:p>
                <text:p text:style-name="P10">3.Il genitore seleziona un'attività didattica</text:p>
                <text:p text:style-name="P9"><text:s text:c="24"/>4.Il sistema mostra i dettagli dell'attività didattica selezionat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<text:span text:style-name="T7">correttamente <text:s/>i dettagli dell'attività didattica seleziona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5"/>
      <text:p text:style-name="P6"><text:span text:style-name="T9">Genitore visualizza i dettagli di un attività didattic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11</meta:editing-cycles>
    <meta:generator>LibreOffice/3.6$Windows_x86 LibreOffice_project/da8c1e6-fd468f4-454e206-f42a4a9-143cfd</meta:generator>
    <dc:date>2012-10-22T20:25:04.81</dc:date>
    <meta:document-statistic meta:table-count="1" meta:image-count="0" meta:object-count="0" meta:page-count="1" meta:paragraph-count="21" meta:word-count="115" meta:character-count="873" meta:non-whitespace-character-count="738"/>
  </office:meta>
</office:document-meta>
</file>